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bab" officeooo:paragraph-rsid="00184bab"/>
    </style:style>
    <style:style style:name="P2" style:family="paragraph" style:parent-style-name="Text_20_body">
      <style:paragraph-properties fo:margin-left="0in" fo:margin-right="0in" fo:text-indent="0in" style:auto-text-indent="false"/>
    </style:style>
    <style:style style:name="P3" style:family="paragraph" style:parent-style-name="Preformatted_20_Text">
      <style:text-properties fo:font-variant="normal" fo:text-transform="none" fo:color="#222222" style:font-name="inherit" fo:font-size="21pt" fo:letter-spacing="normal" fo:language="en" fo:country="US" fo:font-style="normal" fo:font-weight="normal" officeooo:rsid="00184bab" officeooo:paragraph-rsid="00184bab"/>
    </style:style>
    <style:style style:name="P4" style:family="paragraph" style:parent-style-name="Preformatted_20_Text">
      <style:text-properties fo:font-variant="normal" fo:text-transform="none" fo:color="#222222" style:font-name="inherit" fo:font-size="10.5pt" fo:letter-spacing="normal" fo:language="en" fo:country="US" fo:font-style="normal" fo:font-weight="normal" officeooo:paragraph-rsid="00194f8d" style:font-size-asian="10.5pt" style:font-size-complex="10.5pt"/>
    </style:style>
    <style:style style:name="P5" style:family="paragraph" style:parent-style-name="Preformatted_20_Text">
      <style:text-properties fo:font-variant="normal" fo:text-transform="none" fo:color="#222222" style:font-name="inherit" fo:font-size="10.5pt" fo:letter-spacing="normal" fo:language="en" fo:country="US" fo:font-style="normal" fo:font-weight="normal" officeooo:paragraph-rsid="00184bab"/>
    </style:style>
    <style:style style:name="P6" style:family="paragraph" style:parent-style-name="Preformatted_20_Text">
      <style:text-properties fo:font-size="10.5pt" officeooo:paragraph-rsid="00194f8d" style:font-size-asian="10.5pt" style:font-size-complex="10.5pt"/>
    </style:style>
    <style:style style:name="P7" style:family="paragraph" style:parent-style-name="Preformatted_20_Text">
      <style:text-properties fo:font-size="10.5pt" officeooo:paragraph-rsid="00194f8d"/>
    </style:style>
    <style:style style:name="P8" style:family="paragraph" style:parent-style-name="Preformatted_20_Text">
      <style:text-properties officeooo:paragraph-rsid="00194f8d"/>
    </style:style>
    <style:style style:name="T1" style:family="text">
      <style:text-properties style:font-size-asian="10.5pt" style:font-size-complex="10.5pt"/>
    </style:style>
    <style:style style:name="T2" style:family="text">
      <style:text-properties officeooo:rsid="00184bab" style:font-size-asian="10.5pt" style:font-size-complex="10.5pt"/>
    </style:style>
    <style:style style:name="T3" style:family="text">
      <style:text-properties officeooo:rsid="00194f8d" style:font-size-asian="10.5pt" style:font-size-complex="10.5pt"/>
    </style:style>
    <style:style style:name="T4" style:family="text">
      <style:text-properties officeooo:rsid="001bd197" style:font-size-asian="10.5pt" style:font-size-complex="10.5pt"/>
    </style:style>
    <style:style style:name="T5" style:family="text">
      <style:text-properties fo:font-variant="normal" fo:text-transform="none" fo:color="#222222" style:font-name="inherit" fo:letter-spacing="normal" fo:language="en" fo:country="US" fo:font-style="normal" fo:font-weight="normal" officeooo:rsid="00194f8d" style:font-size-asian="10.5pt" style:font-size-complex="10.5pt"/>
    </style:style>
    <style:style style:name="T6" style:family="text">
      <style:text-properties fo:font-variant="normal" fo:text-transform="none" fo:color="#222222" style:font-name="inherit" fo:letter-spacing="normal" fo:language="en" fo:country="US" fo:font-style="normal" fo:font-weight="normal" officeooo:rsid="0019ca1b" style:font-size-asian="10.5pt" style:font-size-complex="10.5pt"/>
    </style:style>
    <style:style style:name="T7" style:family="text">
      <style:text-properties fo:font-variant="normal" fo:text-transform="none" fo:color="#222222" style:font-name="inherit" fo:letter-spacing="normal" fo:language="en" fo:country="US" fo:font-style="normal" fo:font-weight="normal" officeooo:rsid="0019f430" style:font-size-asian="10.5pt" style:font-size-complex="10.5pt"/>
    </style:style>
    <style:style style:name="T8" style:family="text">
      <style:text-properties fo:font-variant="normal" fo:text-transform="none" fo:color="#222222" style:font-name="inherit" fo:letter-spacing="normal" fo:language="en" fo:country="US" fo:font-style="normal" fo:font-weight="normal" officeooo:rsid="001bd197" style:font-size-asian="10.5pt" style:font-size-complex="10.5pt"/>
    </style:style>
    <style:style style:name="T9" style:family="text">
      <style:text-properties fo:font-variant="normal" fo:text-transform="none" fo:color="#222222" style:font-name="inherit" fo:letter-spacing="normal" fo:language="en" fo:country="US" fo:font-style="normal" style:text-underline-style="solid" style:text-underline-type="double" style:text-underline-width="auto" style:text-underline-color="font-color" fo:font-weight="normal" officeooo:rsid="001bd197" style:font-size-asian="10.5pt" style:font-size-complex="10.5pt"/>
    </style:style>
    <style:style style:name="T10" style:family="text">
      <style:text-properties fo:font-variant="normal" fo:text-transform="none" fo:color="#222222" style:font-name="inherit" fo:letter-spacing="normal" fo:language="en" fo:country="US" fo:font-style="normal" style:text-underline-style="none" fo:font-weight="normal" officeooo:rsid="001bd197" style:font-size-asian="10.5pt" style:font-size-complex="10.5pt"/>
    </style:style>
    <style:style style:name="T11" style:family="text">
      <style:text-properties fo:font-variant="normal" fo:text-transform="none" fo:color="#222222" style:font-name="inherit" fo:letter-spacing="normal" fo:language="en" fo:country="US" fo:font-style="normal" style:text-underline-style="none" fo:font-weight="normal" officeooo:rsid="00194f8d" style:font-size-asian="10.5pt" style:font-size-complex="10.5pt"/>
    </style:style>
    <style:style style:name="T12" style:family="text">
      <style:text-properties fo:font-variant="normal" fo:text-transform="none" fo:color="#222222" style:text-line-through-style="none" style:text-line-through-type="none" style:font-name="inherit" fo:letter-spacing="normal" fo:language="en" fo:country="US" fo:font-style="normal" style:text-underline-style="none" fo:font-weight="normal" style:text-blinking="false" loext:padding="0in" loext:border="none"/>
    </style:style>
    <style:style style:name="T13" style:family="text">
      <style:text-properties fo:font-variant="normal" fo:text-transform="none" fo:color="#222222" style:text-line-through-style="none" style:text-line-through-type="none" style:font-name="inherit" fo:letter-spacing="normal" fo:language="en" fo:country="US" fo:font-style="normal" style:text-underline-style="none" fo:font-weight="normal" officeooo:rsid="0019f430" style:text-blinking="false" loext:padding="0in" loext:border="none"/>
    </style:style>
    <style:style style:name="T14" style:family="text">
      <style:text-properties fo:font-variant="normal" fo:text-transform="none" fo:color="#222222" style:text-line-through-style="none" style:text-line-through-type="none" style:font-name="inherit" fo:letter-spacing="normal" fo:language="en" fo:country="US" fo:font-style="normal" style:text-underline-style="none" fo:font-weight="normal" style:text-blinking="false" style:font-size-asian="10.5pt" style:font-size-complex="10.5pt" loext:padding="0in" loext:border="none"/>
    </style:style>
    <style:style style:name="T15" style:family="text">
      <style:text-properties fo:font-variant="normal" fo:text-transform="none" fo:color="#222222" style:text-line-through-style="none" style:text-line-through-type="none" style:font-name="inherit" fo:letter-spacing="normal" fo:language="en" fo:country="US" fo:font-style="normal" style:text-underline-style="none" fo:font-weight="normal" officeooo:rsid="0019f430" style:text-blinking="false" style:font-size-asian="10.5pt" style:font-size-complex="10.5pt" loext:padding="0in" loext:border="none"/>
    </style:style>
    <style:style style:name="T16" style:family="text">
      <style:text-properties fo:font-variant="normal" fo:text-transform="none" fo:color="#222222" style:text-line-through-style="none" style:text-line-through-type="none" style:font-name="inherit" fo:letter-spacing="normal" fo:language="en" fo:country="US" fo:font-style="normal" style:text-underline-style="none" fo:font-weight="normal" officeooo:rsid="001bd197" style:text-blinking="false" style:font-size-asian="10.5pt" style:font-size-complex="10.5pt" loext:padding="0in" loext:border="none"/>
    </style:style>
    <style:style style:name="T17" style:family="text">
      <style:text-properties style:text-line-through-style="none" style:text-line-through-type="none" style:text-underline-style="none" style:text-blinking="false" loext:padding="0in" loext:border="none"/>
    </style:style>
    <style:style style:name="T18" style:family="text">
      <style:text-properties style:text-line-through-style="none" style:text-line-through-type="none" style:text-underline-style="none" style:text-blinking="false" style:font-size-asian="10.5pt" style:font-size-complex="10.5pt" loext:padding="0in" loext:border="none"/>
    </style:style>
    <style:style style:name="T19" style:family="text">
      <style:text-properties style:text-line-through-style="none" style:text-line-through-type="none" style:text-underline-style="none" officeooo:rsid="001aac9f" style:text-blinking="false" loext:padding="0in" loext:border="none"/>
    </style:style>
    <style:style style:name="T20" style:family="text">
      <style:text-properties style:text-line-through-style="none" style:text-line-through-type="none" style:text-underline-style="none" officeooo:rsid="001bd197" style:text-blinking="false" loext:padding="0in" loext:border="none"/>
    </style:style>
    <style:style style:name="T21" style:family="text">
      <style:text-properties style:font-name="inherit" fo:font-size="10.5pt" fo:language="en" fo:country="US" style:font-size-asian="10.5pt" style:font-size-complex="10.5pt"/>
    </style:style>
    <style:style style:name="T22" style:family="text">
      <style:text-properties style:font-name="inherit" fo:font-size="10.5pt" fo:language="en" fo:country="US" officeooo:rsid="001aac9f" style:font-size-asian="10.5pt" style:font-size-complex="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tw-target-text6"/>the mass media destroys our morality without realizing it</text:p>
      <text:p text:style-name="P1"><text:s/></text:p>
      <text:p text:style-name="P1"/>
      <text:p text:style-name="P5"><text:span text:style-name="T2">First of all we live in a society controlled by instagram, facebook,twitter,</text:span><text:span text:style-name="T4">snap</text:span><text:span text:style-name="T2">, and because of t</text:span><text:span text:style-name="T4">hat</text:span><text:span text:style-name="T2"> we are very good at creating an image that does not characterize us and we like to show people how beautiful our lives are even if we are sad.</text:span><text:bookmark text:name="tw-target-text"/><text:span text:style-name="T1">because it is easier to show your friends that you have an exceptional life through instastories and receive positive feedback about </text:span><text:span text:style-name="T3">how cool your life is.</text:span></text:p>
      <text:p text:style-name="P7"><text:span text:style-name="T5">Now lets talk about technology social media or cell phones,</text:span><text:span text:style-name="T6">as we know </text:span><text:span text:style-name="T5">theyre releasing a chemical called dopamine,that s why when you get a text feels so good,so you know we ve all had it or you re feeling a bit down or feeling a bit lonely and so you send a lot of texts to your friends because it feels </text:span><text:span text:style-name="T8">better</text:span><text:span text:style-name="T5"> when you get a response,thats why we count the likes or see how many followers you have. </text:span><text:span text:style-name="T10">D</text:span><text:span text:style-name="T11">opmaine</text:span><text:span text:style-name="T5"> is the exact same chemical that makes us fell good when we smoke,when we drink and when we gamble in other words its highly addictive. <text:s/></text:span><text:span text:style-name="T7">A</text:span><text:span text:style-name="T12"> little parenthesis, do you know that the majority of alcoholics become alcoholics due to the fact that they use alcohol when they are young? </text:span><text:span text:style-name="T13">When something is wrong.T</text:span><text:span text:style-name="T12">hey will resort to </text:span><text:span text:style-name="T13">bottle</text:span><text:span text:style-name="T12"> when they have financial, emotional, etc. problems </text:span><text:span text:style-name="T13">when they get older</text:span><text:span text:style-name="T12">.</text:span></text:p>
      <text:p text:style-name="P7"><text:bookmark text:name="tw-target-text3"/><text:span text:style-name="T14">Why do teens unconsciously resort to increasing dopamine? Due to the fact that when we are children we want to do what parents like but when we reach adolescence we already feel the need to </text:span><text:span text:style-name="T15">be </text:span><text:span text:style-name="T14">like</text:span><text:span text:style-name="T15">d</text:span><text:span text:style-name="T14"> </text:span><text:span text:style-name="T15">by our</text:span><text:span text:style-name="T14"> friends and be accepted by them.</text:span><text:span text:style-name="T15">A</text:span><text:span text:style-name="T14">nd when we see that most of the people around us are superficial and we see that we are not able to create friendship bonds, we </text:span><text:span text:style-name="T16">get</text:span><text:span text:style-name="T14"> demoralize</text:span><text:span text:style-name="T16">d</text:span><text:span text:style-name="T14"> and we get a better state of mind through </text:span><text:span text:style-name="T15">mass-</text:span><text:span text:style-name="T14">media.</text:span></text:p>
      <text:p text:style-name="P4"><text:span text:style-name="T19">O</text:span><text:span text:style-name="T17">ne more thing </text:span><text:span text:style-name="T19">that </text:span><text:span text:style-name="T17">I see and </text:span><text:span text:style-name="T20">alterate human interactions</text:span><text:span text:style-name="T17">, I see people going out with friends in the city and sitting </text:span><text:span text:style-name="T19">at the table</text:span><text:span text:style-name="T17"> and talking on the</text:span><text:span text:style-name="T19">yre</text:span><text:span text:style-name="T17"> phone</text:span><text:span text:style-name="T19">s</text:span><text:span text:style-name="T17"> with someone who is not there, that really </text:span><text:span text:style-name="T19">is a</text:span><text:span text:style-name="T17"> problem,when you have someone around you </text:span><text:span text:style-name="T19">witch you can talk to</text:span><text:span text:style-name="T17"> but you choose to talk with someone who is not </text:span><text:span text:style-name="T19">around you.</text:span></text:p>
      <text:p text:style-name="P6"><text:span text:style-name="T12"/></text:p>
      <text:p text:style-name="P8"><text:span text:style-name="T22">A</text:span><text:span text:style-name="T21">nd that's why people go through life without really finding out what it means to be happy</text:span><text:span text:style-name="T1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9:51:55.713931959</meta:creation-date>
    <dc:date>2019-10-24T00:35:07.099225877</dc:date>
    <meta:editing-duration>PT3H31M9S</meta:editing-duration>
    <meta:editing-cycles>1</meta:editing-cycles>
    <meta:document-statistic meta:table-count="0" meta:image-count="0" meta:object-count="0" meta:page-count="1" meta:paragraph-count="7" meta:word-count="390" meta:character-count="2125" meta:non-whitespace-character-count="1738"/>
    <meta:generator>LibreOffice/6.0.7.3$Linux_X86_64 LibreOffice_project/00m0$Build-3</meta:generator>
  </office:meta>
</office:document-meta>
</file>